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>
  <office:scripts/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automatic-styles>
    <style:style style:family="table" style:name="Table5">
      <style:table-properties fo:margin-left="0cm" style:width="16.249cm" table:align="left"/>
    </style:style>
    <style:style style:family="table-column" style:name="Table5.A">
      <style:table-column-properties style:column-width="4.062cm"/>
    </style:style>
    <style:style style:family="table-row" style:name="Table5.1">
      <style:table-row-properties style:min-row-height="4.001cm"/>
    </style:style>
    <style:style style:family="table-cell" style:name="Table5.A1">
      <style:table-cell-properties fo:border="0.141cm solid #000000" fo:padding-bottom="0cm" fo:padding-left="0.191cm" fo:padding-right="0.191cm" fo:padding-top="0cm" style:writing-mode="lr-tb"/>
    </style:style>
    <style:style style:family="table-cell" style:name="Table5.C1">
      <style:table-cell-properties fo:border-bottom="0.018cm solid #000000" fo:border-left="0.141cm solid #000000" fo:border-right="0.018cm solid #000000" fo:border-top="0.018cm solid #000000" fo:padding-bottom="0cm" fo:padding-left="0.191cm" fo:padding-right="0.191cm" fo:padding-top="0cm" style:writing-mode="lr-tb"/>
    </style:style>
    <style:style style:family="table-cell" style:name="Table5.D1">
      <style:table-cell-properties fo:border-bottom="0.141cm solid #000000" fo:border-left="0.018cm solid #000000" fo:border-right="0.018cm solid #000000" fo:border-top="0.018cm solid #000000" fo:padding-bottom="0cm" fo:padding-left="0.191cm" fo:padding-right="0.191cm" fo:padding-top="0cm" style:writing-mode="lr-tb"/>
    </style:style>
    <style:style style:family="table-row" style:name="Table5.2">
      <style:table-row-properties style:min-row-height="2.501cm"/>
    </style:style>
    <style:style style:family="table-cell" style:name="Table5.A2">
      <style:table-cell-properties fo:border="0.018cm solid #000000" fo:padding-bottom="0cm" fo:padding-left="0.191cm" fo:padding-right="0.191cm" fo:padding-top="0cm" style:writing-mode="lr-tb"/>
    </style:style>
    <style:style style:family="table-cell" style:name="Table5.B2">
      <style:table-cell-properties fo:background-color="#00b050" fo:border-bottom="0.018cm solid #000000" fo:border-left="0.018cm solid #000000" fo:border-right="0.141cm solid #000000" fo:border-top="0.018cm solid #000000" fo:padding-bottom="0cm" fo:padding-left="0.191cm" fo:padding-right="0.191cm" fo:padding-top="0cm" style:writing-mode="lr-tb">
        <style:background-image/>
      </style:table-cell-properties>
    </style:style>
    <style:style style:family="table-cell" style:name="Table5.D2">
      <style:table-cell-properties fo:border-bottom="0.018cm solid #000000" fo:border-left="0.141cm solid #000000" fo:border-right="0.141cm solid #000000" fo:border-top="0.141cm solid #000000" fo:padding-bottom="0cm" fo:padding-left="0.191cm" fo:padding-right="0.191cm" fo:padding-top="0cm" style:writing-mode="lr-tb"/>
    </style:style>
    <style:style style:family="table-cell" style:name="Table5.A3">
      <style:table-cell-properties fo:border-bottom="0.018cm solid #000000" fo:border-left="0.018cm solid #000000" fo:border-right="0.176cm solid #ff0000" fo:border-top="0.018cm solid #000000" fo:padding-bottom="0cm" fo:padding-left="0.191cm" fo:padding-right="0.191cm" fo:padding-top="0cm" style:writing-mode="lr-tb"/>
    </style:style>
    <style:style style:family="table-cell" style:name="Table5.B3">
      <style:table-cell-properties fo:border="0.176cm solid #ff0000" fo:padding-bottom="0cm" fo:padding-left="0.191cm" fo:padding-right="0.191cm" fo:padding-top="0cm" style:writing-mode="lr-tb"/>
    </style:style>
    <style:style style:family="table-cell" style:name="Table5.C3">
      <style:table-cell-properties fo:border-bottom="0.018cm solid #000000" fo:border-left="0.176cm solid #ff0000" fo:border-right="0.141cm solid #000000" fo:border-top="0.018cm solid #000000" fo:padding-bottom="0cm" fo:padding-left="0.191cm" fo:padding-right="0.191cm" fo:padding-top="0cm" style:writing-mode="lr-tb"/>
    </style:style>
    <style:style style:family="table-cell" style:name="Table5.D3">
      <style:table-cell-properties fo:border-bottom="0.141cm solid #000000" fo:border-left="0.141cm solid #000000" fo:border-right="0.141cm solid #000000" fo:border-top="0.018cm solid #000000" fo:padding-bottom="0cm" fo:padding-left="0.191cm" fo:padding-right="0.191cm" fo:padding-top="0cm" style:writing-mode="lr-tb"/>
    </style:style>
    <style:style style:family="table-cell" style:name="Table5.A4">
      <style:table-cell-properties fo:border-bottom="0.176cm solid #000000" fo:border-left="0.018cm solid #000000" fo:border-right="0.018cm solid #000000" fo:border-top="0.018cm solid #000000" fo:padding-bottom="0cm" fo:padding-left="0.191cm" fo:padding-right="0.191cm" fo:padding-top="0cm" style:writing-mode="lr-tb"/>
    </style:style>
    <style:style style:family="table-cell" style:name="Table5.B4">
      <style:table-cell-properties fo:border-bottom="0.176cm solid #000000" fo:border-left="0.018cm solid #000000" fo:border-right="0.018cm solid #000000" fo:border-top="0.176cm solid #ff0000" fo:padding-bottom="0cm" fo:padding-left="0.191cm" fo:padding-right="0.191cm" fo:padding-top="0cm" style:writing-mode="lr-tb"/>
    </style:style>
    <style:style style:family="table-cell" style:name="Table5.D4">
      <style:table-cell-properties fo:border-bottom="0.018cm solid #000000" fo:border-left="0.018cm solid #000000" fo:border-right="0.018cm solid #000000" fo:border-top="0.141cm solid #000000" fo:padding-bottom="0cm" fo:padding-left="0.191cm" fo:padding-right="0.191cm" fo:padding-top="0cm" style:writing-mode="lr-tb"/>
    </style:style>
    <style:style style:family="paragraph" style:name="P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paragraph" style:name="P2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paragraph" style:name="P3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4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paragraph" style:name="P5" style:parent-style-name="Normal">
      <style:text-properties fo:font-size="11pt" fo:font-weight="bold" style:country-asian="US" style:font-name-asian="Cambria" style:font-size-asian="11pt" style:font-size-complex="11pt" style:font-weight-asian="bold" style:language-asian="en"/>
    </style:style>
    <style:style style:family="paragraph" style:name="P6" style:parent-style-name="Normal">
      <style:text-properties fo:color="#000000" fo:country="DE" fo:font-size="11pt" fo:language="de" style:font-size-asian="11pt" style:font-size-complex="11pt"/>
    </style:style>
    <style:style style:family="paragraph" style:name="P7" style:parent-style-name="Normal">
      <style:paragraph-properties fo:text-align="center" style:justify-single-word="false"/>
      <style:text-properties fo:color="#000000" fo:country="DE" fo:font-size="11pt" fo:language="de" style:font-size-asian="11pt" style:font-size-complex="11pt"/>
    </style:style>
    <style:style style:family="paragraph" style:name="P8" style:parent-style-name="Normal">
      <style:text-properties fo:color="#000000" fo:country="DE" fo:font-weight="bold" fo:language="de" style:country-asian="US" style:font-name="Adobe Caslon Pro" style:font-name-asian="Cambria" style:font-size-complex="11pt" style:font-weight-asian="bold" style:font-weight-complex="bold" style:language-asian="en"/>
    </style:style>
    <style:style style:family="paragraph" style:name="P9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paragraph" style:name="P10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paragraph" style:master-page-name="MP0" style:name="P11" style:parent-style-name="Heading_20_2">
      <style:paragraph-properties fo:break-before="page" style:page-number="auto"/>
    </style:style>
    <style:style style:family="table-column" style:name="a1f2540">
      <style:table-column-properties style:column-width="32.5mm"/>
    </style:style>
    <style:style style:family="table" style:name="a3615cb">
      <style:table-properties fo:margin-left="0cm" style:rel-width="100%" style:width="16.249cm" table:align="left"/>
    </style:style>
    <style:style style:family="table-column" style:name="a3df65e">
      <style:table-column-properties style:column-width="32.5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P11">Funny Table</text:h>
      <text:p text:style-name="Normal"/>
      <table:table table:name="Table5" table:style-name="a3615cb">
        <table:table-column table:number-columns-repeated="5" table:style-name="a3df65e"/>
        <table:table-row table:style-name="Table5.1">
          <table:table-cell office:value-type="string" table:number-columns-spanned="2" table:style-name="Table5.A1" xml:id="a1">
            <text:p text:style-name="P4">A big cell with thick border</text:p>
          </table:table-cell>
          <table:covered-table-cell/>
          <table:table-cell table:style-name="Table5.A1"/>
          <table:table-cell office:value-type="string" table:style-name="Table5.C1" xml:id="a2">
            <text:p text:style-name="P2">Para1</text:p>
            <text:p text:style-name="P2">Para2</text:p>
          </table:table-cell>
          <table:table-cell office:value-type="string" table:style-name="Table5.D1" xml:id="a3">
            <text:p text:style-name="P1">Hello world!</text:p>
          </table:table-cell>
        </table:table-row>
        <table:table-row table:style-name="Table5.2">
          <table:table-cell office:value-type="string" table:style-name="Table5.A2" xml:id="a4">
            <text:p text:style-name="P1"/>
          </table:table-cell>
          <table:table-cell table:style-name="Table5.A2"/>
          <table:table-cell office:value-type="string" table:number-columns-spanned="2" table:style-name="Table5.B2" xml:id="a5">
            <text:p text:style-name="P3">Cell background is green.</text:p>
            <text:p text:style-name="P1"/>
          </table:table-cell>
          <table:covered-table-cell/>
          <table:table-cell office:value-type="string" table:style-name="Table5.D2" xml:id="a6">
            <text:p text:style-name="P3"/>
          </table:table-cell>
        </table:table-row>
        <table:table-row>
          <table:table-cell office:value-type="string" table:style-name="Table5.A3" xml:id="a7">
            <text:p text:style-name="P1"/>
          </table:table-cell>
          <table:table-cell table:style-name="Table5.A3"/>
          <table:table-cell office:value-type="string" table:style-name="Table5.B3" xml:id="a8">
            <text:p text:style-name="P3">Thick red border</text:p>
            <text:p text:style-name="P3"/>
          </table:table-cell>
          <table:table-cell office:value-type="string" table:style-name="Table5.C3" xml:id="a9">
            <text:p text:style-name="P1"/>
          </table:table-cell>
          <table:table-cell office:value-type="string" table:style-name="Table5.D3" xml:id="a10">
            <text:p text:style-name="P3"/>
          </table:table-cell>
        </table:table-row>
        <table:table-row>
          <table:table-cell office:value-type="string" table:style-name="Table5.A4" xml:id="a11">
            <text:p text:style-name="P4">Thick border at bottom of 3 cells</text:p>
          </table:table-cell>
          <table:table-cell table:style-name="Table5.A4"/>
          <table:table-cell office:value-type="string" table:style-name="Table5.B4" xml:id="a12">
            <text:p text:style-name="P4"/>
          </table:table-cell>
          <table:table-cell office:value-type="string" table:style-name="Table5.A4" xml:id="a13">
            <text:p text:style-name="P4"/>
          </table:table-cell>
          <table:table-cell office:value-type="string" table:style-name="Table5.D4" xml:id="a14">
            <text:p text:style-name="P5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styles>
    <draw:gradient draw:angle="1800" draw:border="0%" draw:end-color="#9bc1ff" draw:end-intensity="100%" draw:name="a0" draw:start-color="#3f80cd" draw:start-intensity="100%" draw:style="linear"/>
    <style:default-style style:family="graphic">
      <style:graphic-properties draw:end-line-spacing-horizontal="0.283cm" draw:end-line-spacing-vertical="0.283cm" draw:shadow="visible" draw:shadow-color="#000000" draw:shadow-offset-x="0cm" draw:shadow-offset-y="0.064cm" draw:shadow-opacity="35%" draw:start-line-spacing-horizontal="0.283cm" draw:start-line-spacing-vertical="0.283cm" draw:stroke="solid" fo:wrap-option="wrap" style:flow-with-text="true" svg:stroke-color="#4a7ebb" svg:stroke-linecap="butt" svg:stroke-width="0.026cm"/>
      <style:paragraph-properties fo:line-height="100%" fo:text-align="start" style:font-independent-line-spacing="false" style:line-break="strict" style:text-autospace="ideograph-alpha" style:writing-mode="lr-tb">
        <style:tab-stops/>
      </style:paragraph-properties>
      <style:text-properties fo:country="US" fo:font-size="12pt" fo:font-style="normal" fo:font-weight="normal" fo:language="en" fo:letter-spacing="normal" style:country-asian="DE" style:country-complex="SA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paragraph">
      <style:paragraph-properties fo:background-color="transparent" fo:border="none" fo:break-after="auto" fo:break-before="auto" fo:hyphenation-ladder-count="no-limit" fo:keep-together="auto" fo:keep-with-next="auto" fo:line-height="100%" fo:orphans="2" fo:padding="0cm" fo:text-align="start" fo:widows="2" style:justify-single-word="false" style:line-break="strict" style:punctuation-wrap="hanging" style:shadow="none" style:snap-to-layout-grid="true" style:tab-stop-distance="1.249cm" style:text-autospace="ideograph-alpha" style:writing-mode="lr-tb" text:line-number="0" text:number-lines="true">
        <style:background-image/>
      </style:paragraph-properties>
      <style:text-properties fo:background-color="transparent" fo:country="US" fo:font-size="12pt" fo:font-style="normal" fo:font-variant="normal" fo:font-weight="normal" fo:hyphenate="true" fo:hyphenation-push-char-count="0" fo:hyphenation-remain-char-count="0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Mincho1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efault-outline-level="1" style:display-name="Heading 1" style:family="paragraph" style:name="Heading_20_1" style:next-style-name="Normal" style:parent-style-name="Normal">
      <style:paragraph-properties fo:hyphenation-ladder-count="no-limit" fo:keep-together="always" fo:keep-with-next="always" fo:margin-bottom="0cm" fo:margin-top="0.847cm"/>
      <style:text-properties fo:color="#345a8a" fo:font-size="16pt" fo:font-weight="bold" fo:hyphenate="false" fo:hyphenation-push-char-count="0" fo:hyphenation-remain-char-count="0" style:font-name="Calibri" style:font-name-asian="MS Gothic" style:font-name-complex="Times New Roman" style:font-size-asian="16pt" style:font-size-complex="16pt" style:font-weight-asian="bold" style:font-weight-complex="bold"/>
    </style:style>
    <style:style style:class="text" style:default-outline-level="2" style:display-name="Heading 2" style:family="paragraph" style:name="Heading_20_2" style:next-style-name="Normal" style:parent-style-name="Normal">
      <style:paragraph-properties fo:hyphenation-ladder-count="no-limit" fo:keep-together="always" fo:keep-with-next="always" fo:margin-bottom="0cm" fo:margin-top="0.353cm"/>
      <style:text-properties fo:color="#4f81bd" fo:font-size="13pt" fo:font-weight="bold" fo:hyphenate="false" fo:hyphenation-push-char-count="0" fo:hyphenation-remain-char-count="0" style:font-name="Calibri" style:font-name-asian="MS Gothic" style:font-name-complex="Times New Roman" style:font-size-asian="13pt" style:font-size-complex="13pt" style:font-weight-asian="bold" style:font-weight-complex="bold"/>
    </style:style>
    <style:style style:family="paragraph" style:name="Normal">
      <style:paragraph-properties fo:hyphenation-ladder-count="no-limit"/>
      <style:text-properties fo:hyphenate="false" fo:hyphenation-push-char-count="0" fo:hyphenation-remain-char-count="0"/>
    </style:style>
    <style:style style:class="chapter" style:family="paragraph" style:name="Title" style:next-style-name="Normal" style:parent-style-name="Normal">
      <style:paragraph-properties fo:border-bottom="0.035cm solid #4f81bd" fo:border-left="none" fo:border-right="none" fo:border-top="none" fo:hyphenation-ladder-count="no-limit" fo:margin-bottom="0.529cm" fo:margin-top="0cm" fo:padding-bottom="0.141cm" fo:padding-left="0cm" fo:padding-right="0cm" fo:padding-top="0cm" style:shadow="none"/>
      <style:text-properties fo:color="#17365d" fo:font-size="26pt" fo:hyphenate="false" fo:hyphenation-push-char-count="0" fo:hyphenation-remain-char-count="0" fo:letter-spacing="0.009cm" style:font-name="Calibri" style:font-name-asian="MS Gothic" style:font-name-complex="Times New Roman" style:font-size-asian="26pt" style:font-size-complex="26pt" style:letter-kerning="true"/>
    </style:style>
    <style:style style:class="chapter" style:family="paragraph" style:name="Subtitle" style:next-style-name="Normal" style:parent-style-name="Normal">
      <style:paragraph-properties fo:hyphenation-ladder-count="no-limit"/>
      <style:text-properties fo:color="#4f81bd" fo:font-style="italic" fo:hyphenate="false" fo:hyphenation-push-char-count="0" fo:hyphenation-remain-char-count="0" fo:letter-spacing="0.026cm" style:font-name="Calibri" style:font-name-asian="MS Gothic" style:font-name-complex="Times New Roman" style:font-style-asian="italic" style:font-style-complex="italic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color="#17365d" fo:font-size="26pt" fo:letter-spacing="0.009cm" style:font-name="Calibri" style:font-name-asian="MS Gothic" style:font-name-complex="Times New Roman" style:font-size-asian="26pt" style:font-size-complex="26pt" style:letter-kerning="true"/>
    </style:style>
    <style:style style:display-name="Subtitle Char" style:family="text" style:name="Subtitle_20_Char" style:parent-style-name="Default_20_Paragraph_20_Font">
      <style:text-properties fo:color="#4f81bd" fo:font-style="italic" fo:letter-spacing="0.026c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_20_1_20_Char" style:parent-style-name="Default_20_Paragraph_20_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outline-style style:name="Outline">
      <text:outline-level-style style:num-format="" text:level="1">
        <style:list-level-properties/>
      </text:outline-level-style>
      <text:outline-level-style style:num-format="" text:level="2">
        <style:list-level-properties/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fo:border="none" fo:padding="0cm" style:layout-grid-standard-mode="true" style:writing-mode="lr-tb"/>
    </style:default-page-layout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.499cm" fo:margin-right="2.499cm" fo:margin-top="2.499cm" fo:page-height="29.704cm" fo:page-width="20.99cm" style:footnote-max-height="0cm" style:num-format="1" style:print-orientation="portrait" style:writing-mode="lr-tb">
        <style:footnote-sep style:adjustment="left" style:color="#000000" style:rel-width="33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meta:creation-date>2012-12-17T13:12:00Z</meta:creation-date>
    <dc:date>2018-04-06T23:27:30</dc:date>
    <meta:editing-cycles>5</meta:editing-cycles>
    <meta:editing-duration>PT0.050S</meta:editing-duration>
    <meta:document-statistic meta:character-count="156" meta:image-count="0" meta:object-count="0" meta:page-count="1" meta:paragraph-count="9" meta:table-count="1" meta:word-count="29"/>
    <meta:template xlink:actuate="onRequest" xlink:href="Normal.dotm" xlink:title="" xlink:type="simple"/>
  </office:meta>
</office:document-meta>
</file>